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4" style:font-style-asian="normal" style:font-weight-asian="normal" style:font-name-complex="Times New Roman4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style:font-name="Times New Roman3" style:font-name-asian="Times New Roman1" style:font-name-complex="Times New Roman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771cm" draw:z-index="0"><draw:image xlink:href="../../odt/images/005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казательная функция с переменной амплитудо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88cm" draw:z-index="0"><draw:image xlink:href="../../odt/images/005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4.763cm" svg:height="0.90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множитель<text:span text:style-name="T9"> (амплитуда или коэффициент усиления)</text:span>,</text:p>
            <text:p text:style-name="Text_20_body"><draw:frame draw:style-name="fr3" draw:name="Объект5" text:anchor-type="as-char" svg:width="0.46cm" svg:height="0.549cm" draw:z-index="0"><draw:object xlink:href="./Object 3" xlink:type="simple" xlink:show="embed" xlink:actuate="onLoad"/><draw:image xlink:href="./ObjectReplacements/Object 3" xlink:type="simple" xlink:show="embed" xlink:actuate="onLoad"/></draw:frame> – коэффициент при<text:span text:style-name="T9"> степени</text:span>,<draw:frame draw:style-name="fr3" draw:name="Объект3" text:anchor-type="as-char" svg:width="2.693cm" svg:height="0.621cm" draw:z-index="0"><draw:object xlink:href="./Object 4" xlink:type="simple" xlink:show="embed" xlink:actuate="onLoad"/><draw:image xlink:href="./ObjectReplacements/Object 4" xlink:type="simple" xlink:show="embed" xlink:actuate="onLoad"/></draw:frame>– 1-ый и 2-ой входно<text:span text:style-name="T9">й сигнал блока</text:span>.</text:p>
            <text:p text:style-name="Text_20_body"><text:span text:style-name="T12">Обязательное условие</text:span>: <draw:frame draw:style-name="fr3" draw:name="Object1" text:anchor-type="as-char" svg:width="1.857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Text_20_body"><text:span text:style-name="T2">Свойства</text:span>:</text:p>
            <text:list xml:id="list7828416627921988074" text:style-name="L1">
              <text:list-item>
                <text:p text:style-name="P5"><text:span text:style-name="T11">Множитель в функции a*(u1^(b*u2)) </text:span><text:span text:style-name="T1">– коэффициент</text:span><text:span text:style-name="T1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; </text:span></text:p>
              </text:list-item>
              <text:list-item>
                <text:p text:style-name="P5"><text:span text:style-name="T1">Коэффициент в степени – коэффициент </text:span><text:span text:style-name="T1"><draw:frame draw:style-name="fr3" draw:name="Объект6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<text:span text:style-name="T9">ов</text:span>, в этом случае на выходе будет также вектор.</text:p>
            <text:p text:style-name="Text_20_body"><text:span text:style-name="T12">Примечани</text:span><text:span text:style-name="T10">я</text:span>:</text:p>
            <text:list xml:id="list6718663373020335945" text:style-name="L2">
              <text:list-item>
                <text:p text:style-name="P6">По умолчанию данный блок реализует «показательное»<text:span text:style-name="T9"> </text:span>преобразование с переменной амплитудой входного <text:span text:style-name="T13">скалярного</text:span> сигнала с<text:span text:style-name="T9">о свойствами </text:span><draw:frame draw:style-name="fr3" draw:name="Object2" text:anchor-type="as-char" svg:width="2.478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 с переменной амплитудой</dc:title>
    <dc:date>2012-03-30T20:18:44.19</dc:date>
    <meta:generator>OpenOffice_Beta/4.1.0$Win32 OpenOffice.org_project/410m14$Build-9760</meta:generator>
    <meta:editing-duration>PT2H36M50S</meta:editing-duration>
    <meta:editing-cycles>151</meta:editing-cycles>
    <meta:document-statistic meta:table-count="1" meta:image-count="2" meta:object-count="8" meta:page-count="1" meta:paragraph-count="18" meta:word-count="120" meta:character-count="84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b>
            <mi>u</mi>
            <mn>1</mn>
          </msub>
        </mrow>
      </mrow>
      <msup>
        <mrow>
          <mo stretchy="false">(</mo>
          <mrow>
            <mi>t</mi>
          </mrow>
          <mo stretchy="false">)</mo>
        </mrow>
        <mrow>
          <mrow>
            <mi>b</mi>
            <mo stretchy="false">⋅</mo>
            <msub>
              <mi>u</mi>
              <mn>2</mn>
            </msub>
          </mrow>
          <mrow>
            <mo stretchy="false">(</mo>
            <mrow>
              <mi>t</mi>
            </mrow>
            <mo stretchy="false">)</mo>
          </mrow>
        </mrow>
      </msup>
    </mrow>
    <annotation encoding="StarMath 5.0">y(t) = a cdot u_1(t)^{b cdot u_2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u</mi>
        <mn>1</mn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u_1(t) &gt; 0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</mn>
      </mrow>
    </mrow>
    <annotation encoding="StarMath 5.0">a=1,~b=1</annotation>
  </semantics>
</math>
</file>